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31" draw:gradient-step-count="0" draw:textarea-vertical-align="middle" loext:decorative="false"/>
    </style:style>
    <style:style style:name="gr2" style:family="graphic" style:parent-style-name="standard">
      <style:graphic-properties draw:stroke="solid" svg:stroke-width="0.01cm" svg:stroke-color="#813709" draw:marker-start-width="0.215cm" draw:marker-end-width="0.215cm" draw:fill="gradient" draw:fill-gradient-name="Gradient_20_36" draw:gradient-step-count="0" draw:textarea-vertical-align="middle" fo:padding-top="0.13cm" fo:padding-bottom="0.13cm" fo:padding-left="0.255cm" fo:padding-right="0.255cm" loext:decorative="false"/>
    </style:style>
    <style:style style:name="P1" style:family="paragraph">
      <loext:graphic-properties draw:fill="gradient" draw:fill-gradient-name="Gradient_20_31" draw:gradient-step-count="0"/>
      <style:paragraph-properties fo:text-align="center"/>
    </style:style>
    <style:style style:name="P2" style:family="paragraph">
      <loext:graphic-properties draw:fill="gradient" draw:fill-gradient-name="Gradient_20_36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45cm" svg:height="0.861cm" svg:x="0.03cm" svg:y="0.873cm" svg:viewBox="0 0 1946 862" draw:points="0,862 1703,862 1946,0 912,0">
          <text:p/>
        </draw:polygon>
        <draw:polygon draw:style-name="gr2" draw:text-style-name="P2" draw:layer="layout" svg:width="0.756cm" svg:height="0.786cm" svg:x="0.346cm" svg:y="0.911cm" svg:viewBox="0 0 757 787" draw:points="0,784 165,787 757,0 700,3">
          <text:p/>
        </draw:polygon>
        <draw:polygon draw:style-name="gr2" draw:text-style-name="P2" draw:layer="layout" svg:width="0.598cm" svg:height="0.773cm" svg:x="0.847cm" svg:y="0.925cm" svg:viewBox="0 0 599 774" draw:points="0,771 135,774 599,0 542,0">
          <text:p/>
        </draw:polygon>
        <draw:polygon draw:style-name="gr2" draw:text-style-name="P2" draw:layer="layout" svg:width="0.474cm" svg:height="0.776cm" svg:x="1.347cm" svg:y="0.922cm" svg:viewBox="0 0 475 777" draw:points="0,774 105,777 475,0 418,5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1" draw:display-name="Gradient 31" draw:style="linear" draw:start-color="#b47804" draw:end-color="#813709" draw:start-intensity="100%" draw:end-intensity="100%" draw:angle="164deg" draw:border="0%">
      <loext:gradient-stop svg:offset="0" loext:color-type="rgb" loext:color-value="#b47804"/>
      <loext:gradient-stop svg:offset="1" loext:color-type="rgb" loext:color-value="#813709"/>
    </draw:gradient>
    <draw:gradient draw:name="Gradient_20_32" draw:display-name="Gradient 32" draw:style="linear" draw:start-color="#ffff00" draw:end-color="#ff8000" draw:start-intensity="100%" draw:end-intensity="100%" draw:angle="30deg" draw:border="0%">
      <loext:gradient-stop svg:offset="0" loext:color-type="rgb" loext:color-value="#ffff00"/>
      <loext:gradient-stop svg:offset="1" loext:color-type="rgb" loext:color-value="#ff8000"/>
    </draw:gradient>
    <draw:gradient draw:name="Gradient_20_33" draw:display-name="Gradient 33" draw:style="linear" draw:start-color="#b47804" draw:end-color="#41190d" draw:start-intensity="100%" draw:end-intensity="100%" draw:angle="67deg" draw:border="26%">
      <loext:gradient-stop svg:offset="0" loext:color-type="rgb" loext:color-value="#b47804"/>
      <loext:gradient-stop svg:offset="1" loext:color-type="rgb" loext:color-value="#41190d"/>
    </draw:gradient>
    <draw:gradient draw:name="Gradient_20_34" draw:display-name="Gradient 34" draw:style="linear" draw:start-color="#b47804" draw:end-color="#41190d" draw:start-intensity="100%" draw:end-intensity="100%" draw:angle="41deg" draw:border="13%">
      <loext:gradient-stop svg:offset="0" loext:color-type="rgb" loext:color-value="#b47804"/>
      <loext:gradient-stop svg:offset="1" loext:color-type="rgb" loext:color-value="#41190d"/>
    </draw:gradient>
    <draw:gradient draw:name="Gradient_20_35" draw:display-name="Gradient 35" draw:style="linear" draw:start-color="#b47804" draw:end-color="#41190d" draw:start-intensity="100%" draw:end-intensity="100%" draw:angle="41deg" draw:border="15%">
      <loext:gradient-stop svg:offset="0" loext:color-type="rgb" loext:color-value="#b47804"/>
      <loext:gradient-stop svg:offset="1" loext:color-type="rgb" loext:color-value="#41190d"/>
    </draw:gradient>
    <draw:gradient draw:name="Gradient_20_36" draw:display-name="Gradient 36" draw:style="linear" draw:start-color="#b47804" draw:end-color="#41190d" draw:start-intensity="100%" draw:end-intensity="100%" draw:angle="50deg" draw:border="15%">
      <loext:gradient-stop svg:offset="0" loext:color-type="rgb" loext:color-value="#b47804"/>
      <loext:gradient-stop svg:offset="1" loext:color-type="rgb" loext:color-value="#41190d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3T14:08:01.528246695</dc:date>
    <dc:creator>Marc</dc:creator>
    <meta:editing-duration>PT2H20M28S</meta:editing-duration>
    <meta:editing-cycles>18</meta:editing-cycles>
    <meta:generator>LibreOffice/24.2.7.2$Linux_X86_64 LibreOffice_project/420$Build-2</meta:generator>
    <meta:document-statistic meta:object-count="4"/>
  </office:meta>
</office:document-meta>
</file>